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2535in"/>
    </style:style>
    <style:style style:name="Table1.B" style:family="table-column">
      <style:table-column-properties style:column-width="1.2542in"/>
    </style:style>
    <style:style style:name="Table1.D" style:family="table-column">
      <style:table-column-properties style:column-width="2.5083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P1" style:family="paragraph" style:parent-style-name="Heading_20_1" style:master-page-name="Standard">
      <style:paragraph-properties style:page-number="1"/>
    </style:style>
    <style:style style:name="P2" style:family="paragraph" style:parent-style-name="Standard">
      <style:text-properties fo:font-size="7pt" style:font-size-asian="7pt" style:font-size-complex="7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officeooo:paragraph-rsid="0019237a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ce2ad" officeooo:paragraph-rsid="001ce2a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b0eeb" officeooo:paragraph-rsid="001b0eeb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23273f" officeooo:paragraph-rsid="0023273f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e23c5" officeooo:paragraph-rsid="001e43cb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202838" officeooo:paragraph-rsid="00202838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260167" officeooo:paragraph-rsid="00290524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2b5eed" officeooo:paragraph-rsid="002b5eed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2d34c1" officeooo:paragraph-rsid="002d34c1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officeooo:rsid="002d34c1" officeooo:paragraph-rsid="002d34c1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bc32d" officeooo:paragraph-rsid="001bc32d"/>
    </style:style>
    <style:style style:name="T1" style:family="text">
      <style:text-properties officeooo:rsid="0019237a"/>
    </style:style>
    <style:style style:name="T2" style:family="text">
      <style:text-properties fo:font-weight="bold" officeooo:rsid="0019237a" style:font-weight-asian="bold" style:font-weight-complex="bold"/>
    </style:style>
    <style:style style:name="T3" style:family="text">
      <style:text-properties officeooo:rsid="00248372"/>
    </style:style>
    <style:style style:name="T4" style:family="text">
      <style:text-properties officeooo:rsid="0025ed7b"/>
    </style:style>
    <style:style style:name="T5" style:family="text">
      <style:text-properties officeooo:rsid="002ed95a"/>
    </style:style>
    <style:style style:name="T6" style:family="text">
      <style:text-properties officeooo:rsid="0029d02d"/>
    </style:style>
    <style:style style:name="T7" style:family="text">
      <style:text-properties officeooo:rsid="00272db7"/>
    </style:style>
    <style:style style:name="T8" style:family="text">
      <style:text-properties officeooo:rsid="00290524"/>
    </style:style>
    <style:style style:name="T9" style:family="text">
      <style:text-properties officeooo:rsid="002aa27b"/>
    </style:style>
    <style:style style:name="T10" style:family="text">
      <style:text-properties officeooo:rsid="0033fce0"/>
    </style:style>
    <style:style style:name="T11" style:family="text">
      <style:text-properties officeooo:rsid="0035988a"/>
    </style:style>
    <style:style style:name="T12" style:family="text">
      <style:text-properties officeooo:rsid="003624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kmuq5hf13vls"/>Spécifications</text:p>
      <text:p text:style-name="P2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table:number-rows-spanned="5" office:value-type="string">
            <text:p text:style-name="P3"><text:span text:style-name="T1">class </text:span><text:span text:style-name="T2">GlobalVars</text:span></text:p>
          </table:table-cell>
          <table:table-cell table:style-name="Table1.A1" table:number-columns-spanned="3" office:value-type="string">
            <text:p text:style-name="P4">Paramètre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A1" office:value-type="string">
            <text:p text:style-name="P4">Nom</text:p>
          </table:table-cell>
          <table:table-cell table:style-name="Table1.A1" office:value-type="string">
            <text:p text:style-name="P4">Type</text:p>
          </table:table-cell>
          <table:table-cell table:style-name="Table1.A1" office:value-type="string">
            <text:p text:style-name="P4">Description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5">cards</text:p>
          </table:table-cell>
          <table:table-cell table:style-name="Table1.A1" office:value-type="string">
            <text:p text:style-name="P6">Card[]</text:p>
          </table:table-cell>
          <table:table-cell table:style-name="Table1.A1" office:value-type="string">
            <text:p text:style-name="P7">A full list of all possible cards that is then referenced <text:span text:style-name="T3">as card ids </text:span><text:span text:style-name="T4">(to avoid repetition). </text:span><text:span text:style-name="T5">Initialized at the start of the program manually, using values according to https://boardgamegeek.com/thread/2731732/uno-flip-card-list</text:span></text:p>
          </table:table-cell>
        </table:table-row>
        <table:table-row table:style-name="Table1.1">
          <table:covered-table-cell table:style-name="Table1.A4"/>
          <table:table-cell table:style-name="Table1.A4" office:value-type="string">
            <text:p text:style-name="P8">main_side</text:p>
          </table:table-cell>
          <table:table-cell table:style-name="Table1.A4" office:value-type="string">
            <text:p text:style-name="P9">bool</text:p>
          </table:table-cell>
          <table:table-cell table:style-name="Table1.A4" office:value-type="string">
            <text:p text:style-name="P10">Represents if the current game is on the «<text:span text:style-name="T6">Light</text:span> Side» <text:span text:style-name="T7">(true) </text:span>of <text:span text:style-name="T7">the cards or </text:span><text:span text:style-name="T8">the </text:span>«<text:span text:style-name="T8">Dark</text:span> Side» <text:span text:style-name="T7">(</text:span><text:span text:style-name="T9">false)</text:span>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11">last_played_wild_color</text:p>
          </table:table-cell>
          <table:table-cell table:style-name="Table1.A1" office:value-type="string">
            <text:p text:style-name="P11">Int</text:p>
          </table:table-cell>
          <table:table-cell table:style-name="Table1.A1" office:value-type="string">
            <text:p text:style-name="P12">Represents as an integer (1-4) the color of last played wild card.</text:p>
            <text:p text:style-name="P13">Used <text:span text:style-name="T10">in</text:span>:</text:p>
            <text:p text:style-name="P13">- card rendering <text:span text:style-name="T11">(</text:span>to <text:span text:style-name="T11">correctly understand which color should the just played wild card be)</text:span></text:p>
            <text:p text:style-name="P13">- <text:span text:style-name="T12">player and bot move validation (with checks to only let the correct color be played after a wild)</text:span></text:p>
          </table:table-cell>
        </table:table-row>
        <table:table-row table:style-name="Table1.1">
          <table:table-cell table:style-name="Table1.A1" office:value-type="string">
            <text:p text:style-name="P4">But</text:p>
          </table:table-cell>
          <table:table-cell table:style-name="Table1.A1" table:number-columns-spanned="3" office:value-type="string">
            <text:p text:style-name="P14">Announces special for the game Global Variables that are used almost everywhere and almost in every function.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05-27T15:00:10.667348629</dc:date>
    <meta:editing-duration>PT15M17S</meta:editing-duration>
    <meta:editing-cycles>30</meta:editing-cycles>
    <meta:document-statistic meta:table-count="1" meta:image-count="0" meta:object-count="0" meta:page-count="1" meta:paragraph-count="20" meta:word-count="128" meta:character-count="809" meta:non-whitespace-character-count="701"/>
  </office:meta>
</office:document-meta>
</file>